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aa61a" draw:textarea-horizontal-align="justify" draw:textarea-vertical-align="middle" draw:auto-grow-height="false" fo:min-height="1.401cm" fo:min-width="0.008cm"/>
    </style:style>
    <style:style style:name="gr4" style:family="graphic" style:parent-style-name="standard">
      <style:graphic-properties draw:fill-color="#a09600" draw:textarea-horizontal-align="justify" draw:textarea-vertical-align="middle" draw:auto-grow-height="false" fo:min-height="1.401cm" fo:min-width="1.786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401cm" fo:min-width="0cm"/>
    </style:style>
    <style:style style:name="gr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fill-color="#f79448" draw:textarea-horizontal-align="justify" draw:textarea-vertical-align="middle" draw:auto-grow-height="false" fo:min-height="1.909cm" fo:min-width="0cm"/>
    </style:style>
    <style:style style:name="gr8" style:family="graphic" style:parent-style-name="standard">
      <style:graphic-properties draw:fill-color="#f79448" draw:textarea-horizontal-align="justify" draw:textarea-vertical-align="middle" draw:auto-grow-height="false" fo:min-height="1.401cm" fo:min-width="0cm"/>
    </style:style>
    <style:style style:name="gr9" style:family="graphic" style:parent-style-name="standard">
      <style:graphic-properties draw:fill-color="#f79448" draw:textarea-horizontal-align="justify" draw:textarea-vertical-align="middle" draw:auto-grow-height="false" fo:min-height="0.512cm" fo:min-width="0cm"/>
    </style:style>
    <style:style style:name="gr10" style:family="graphic" style:parent-style-name="standard">
      <style:graphic-properties draw:fill-color="#8f93c7" draw:textarea-horizontal-align="justify" draw:textarea-vertical-align="middle" draw:auto-grow-height="false" fo:min-height="4.195cm" fo:min-width="0cm"/>
    </style:style>
    <style:style style:name="gr11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aa61a"/>
      <style:paragraph-properties fo:text-align="center"/>
    </style:style>
    <style:style style:name="P4" style:family="paragraph">
      <loext:graphic-properties draw:fill-color="#a09600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f79448"/>
      <style:paragraph-properties fo:text-align="center"/>
    </style:style>
    <style:style style:name="P7" style:family="paragraph">
      <loext:graphic-properties draw:fill-color="#8f93c7"/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1.651cm" svg:x="3.54cm" svg:y="2.52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7cm" svg:y1="3.413cm" svg:x2="3.54cm" svg:y2="3.413cm">
          <text:p/>
        </draw:line>
        <draw:custom-shape draw:style-name="gr3" draw:text-style-name="P3" draw:layer="layout" svg:width="0.508cm" svg:height="1.651cm" svg:x="1.635cm" svg:y="2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651cm" svg:x="3.54cm" svg:y="2.52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3.413cm" svg:x2="7.223cm" svg:y2="3.413cm">
          <text:p/>
        </draw:line>
        <draw:custom-shape draw:style-name="gr5" draw:text-style-name="P5" draw:layer="layout" svg:width="0.254cm" svg:height="1.651cm" svg:x="7.223cm" svg:y="2.5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4cm" svg:height="1.651cm" svg:x="7.223cm" svg:y="4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651cm" svg:x="3.54cm" svg:y="4.6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1.651cm" svg:x="1.635cm" svg:y="4.68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5.572cm" svg:x2="7.223cm" svg:y2="5.572cm">
          <text:p/>
        </draw:line>
        <draw:line draw:style-name="gr2" draw:text-style-name="P2" draw:layer="layout" svg:x1="2.27cm" svg:y1="5.572cm" svg:x2="3.54cm" svg:y2="5.572cm">
          <text:p/>
        </draw:line>
        <draw:custom-shape draw:style-name="gr3" draw:text-style-name="P3" draw:layer="layout" svg:width="0.508cm" svg:height="1.651cm" svg:x="1.635cm" svg:y="6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651cm" svg:x="3.54cm" svg:y="6.8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4cm" svg:height="1.651cm" svg:x="7.223cm" svg:y="6.84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7cm" svg:y1="7.731cm" svg:x2="3.54cm" svg:y2="7.731cm">
          <text:p/>
        </draw:line>
        <draw:line draw:style-name="gr2" draw:text-style-name="P2" draw:layer="layout" svg:x1="5.953cm" svg:y1="7.731cm" svg:x2="7.223cm" svg:y2="7.731cm">
          <text:p/>
        </draw:line>
        <draw:line draw:style-name="gr6" draw:text-style-name="P2" draw:layer="layout" svg:x1="9.255cm" svg:y1="4.302cm" svg:x2="9.255cm" svg:y2="6.842cm">
          <text:p/>
        </draw:line>
        <draw:line draw:style-name="gr2" draw:text-style-name="P2" draw:layer="layout" svg:x1="7.604cm" svg:y1="3.413cm" svg:x2="9.255cm" svg:y2="4.302cm">
          <text:p/>
        </draw:line>
        <draw:line draw:style-name="gr2" draw:text-style-name="P2" draw:layer="layout" svg:x1="7.604cm" svg:y1="5.572cm" svg:x2="9.255cm" svg:y2="5.572cm">
          <text:p/>
        </draw:line>
        <draw:line draw:style-name="gr2" draw:text-style-name="P2" draw:layer="layout" svg:x1="7.604cm" svg:y1="7.731cm" svg:x2="9.255cm" svg:y2="6.842cm">
          <text:p/>
        </draw:line>
        <draw:line draw:style-name="gr2" draw:text-style-name="P2" draw:layer="layout" svg:x1="9.382cm" svg:y1="5.572cm" svg:x2="11.033cm" svg:y2="5.572cm">
          <text:p/>
        </draw:line>
        <draw:custom-shape draw:style-name="gr5" draw:text-style-name="P5" draw:layer="layout" svg:width="0.254cm" svg:height="1.651cm" svg:x="11.033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1.651cm" svg:x="3.54cm" svg:y="10.77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7cm" svg:y1="11.668cm" svg:x2="3.54cm" svg:y2="11.668cm">
          <text:p/>
        </draw:line>
        <draw:custom-shape draw:style-name="gr3" draw:text-style-name="P3" draw:layer="layout" svg:width="0.508cm" svg:height="1.651cm" svg:x="1.635cm" svg:y="10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651cm" svg:x="3.54cm" svg:y="10.77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11.668cm" svg:x2="7.223cm" svg:y2="11.668cm">
          <text:p/>
        </draw:line>
        <draw:custom-shape draw:style-name="gr5" draw:text-style-name="P5" draw:layer="layout" svg:width="0.254cm" svg:height="1.651cm" svg:x="7.223cm" svg:y="10.7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4cm" svg:height="1.651cm" svg:x="7.223cm" svg:y="12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651cm" svg:x="3.54cm" svg:y="12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8cm" svg:height="1.651cm" svg:x="1.635cm" svg:y="12.93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13.827cm" svg:x2="7.223cm" svg:y2="13.827cm">
          <text:p/>
        </draw:line>
        <draw:line draw:style-name="gr2" draw:text-style-name="P2" draw:layer="layout" svg:x1="2.27cm" svg:y1="13.827cm" svg:x2="3.54cm" svg:y2="13.827cm">
          <text:p/>
        </draw:line>
        <draw:custom-shape draw:style-name="gr3" draw:text-style-name="P3" draw:layer="layout" svg:width="0.508cm" svg:height="1.651cm" svg:x="1.635cm" svg:y="15.0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86cm" svg:height="1.651cm" svg:x="3.54cm" svg:y="15.0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54cm" svg:height="1.651cm" svg:x="7.223cm" svg:y="15.09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7cm" svg:y1="15.986cm" svg:x2="3.54cm" svg:y2="15.986cm">
          <text:p/>
        </draw:line>
        <draw:line draw:style-name="gr2" draw:text-style-name="P2" draw:layer="layout" svg:x1="5.953cm" svg:y1="15.986cm" svg:x2="7.223cm" svg:y2="15.986cm">
          <text:p/>
        </draw:line>
        <draw:line draw:style-name="gr6" draw:text-style-name="P2" draw:layer="layout" svg:x1="9.255cm" svg:y1="12.557cm" svg:x2="9.255cm" svg:y2="15.097cm">
          <text:p/>
        </draw:line>
        <draw:line draw:style-name="gr2" draw:text-style-name="P2" draw:layer="layout" svg:x1="7.604cm" svg:y1="11.668cm" svg:x2="9.255cm" svg:y2="12.557cm">
          <text:p/>
        </draw:line>
        <draw:line draw:style-name="gr2" draw:text-style-name="P2" draw:layer="layout" svg:x1="7.604cm" svg:y1="13.827cm" svg:x2="9.255cm" svg:y2="13.827cm">
          <text:p/>
        </draw:line>
        <draw:line draw:style-name="gr2" draw:text-style-name="P2" draw:layer="layout" svg:x1="7.604cm" svg:y1="15.986cm" svg:x2="9.255cm" svg:y2="15.097cm">
          <text:p/>
        </draw:line>
        <draw:line draw:style-name="gr2" draw:text-style-name="P2" draw:layer="layout" svg:x1="9.382cm" svg:y1="13.827cm" svg:x2="11.033cm" svg:y2="13.827cm">
          <text:p/>
        </draw:line>
        <draw:custom-shape draw:style-name="gr5" draw:text-style-name="P5" draw:layer="layout" svg:width="0.254cm" svg:height="1.651cm" svg:x="11.033cm" svg:y="13.06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414cm" svg:y1="5.572cm" svg:x2="13.192cm" svg:y2="5.572cm">
          <text:p/>
        </draw:line>
        <draw:line draw:style-name="gr2" draw:text-style-name="P2" draw:layer="layout" svg:x1="11.414cm" svg:y1="13.827cm" svg:x2="13.192cm" svg:y2="13.827cm">
          <text:p/>
        </draw:line>
        <draw:line draw:style-name="gr6" draw:text-style-name="P2" draw:layer="layout" svg:x1="13.192cm" svg:y1="5.572cm" svg:x2="13.192cm" svg:y2="13.827cm">
          <text:p/>
        </draw:line>
        <draw:line draw:style-name="gr2" draw:text-style-name="P2" draw:layer="layout" svg:x1="13.192cm" svg:y1="9.763cm" svg:x2="14.97cm" svg:y2="9.763cm">
          <text:p/>
        </draw:line>
        <draw:custom-shape draw:style-name="gr7" draw:text-style-name="P6" draw:layer="layout" svg:width="0.381cm" svg:height="2.159cm" svg:x="15.605cm" svg:y="8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381cm" svg:height="1.651cm" svg:x="16.113cm" svg:y="8.8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81cm" svg:height="0.762cm" svg:x="16.621cm" svg:y="9.3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381cm" svg:height="4.445cm" svg:x="15.097cm" svg:y="7.35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667cm" svg:height="0.762cm" svg:x="17.002cm" svg:y="9.382cm">
          <draw:text-box>
            <text:p text:style-name="P8"><text:span text:style-name="T1">(YES/</text:span><text:span text:style-name="T1">NO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18:25:03.813185046</meta:creation-date>
    <dc:date>2018-11-04T18:38:57.821710628</dc:date>
    <meta:editing-duration>PT3M32S</meta:editing-duration>
    <meta:editing-cycles>1</meta:editing-cycles>
    <meta:document-statistic meta:object-count="53"/>
    <meta:generator>LibreOffice/6.0.6.2$Linux_X86_64 LibreOffice_project/00m0$Build-2</meta:generator>
  </office:meta>
</office:document-meta>
</file>